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map style:condition="cell-content()!=[$Sheet1.$C$8]" style:apply-style-name="BAD" style:base-cell-address="Sheet1.Q8"/>
      <style:map style:condition="cell-content()=[$Sheet1.$C$8]" style:apply-style-name="OK" style:base-cell-address="Sheet1.Q8"/>
    </style:style>
    <style:style style:name="ce3" style:family="table-cell" style:parent-style-name="Default">
      <style:map style:condition="cell-content()=[$Sheet1.$C9]" style:apply-style-name="OK" style:base-cell-address="Sheet1.Q9"/>
      <style:map style:condition="cell-content()!=[$Sheet1.$C9]" style:apply-style-name="BAD" style:base-cell-address="Sheet1.Q9"/>
    </style:style>
    <style:style style:name="ce4" style:family="table-cell" style:parent-style-name="Default">
      <style:text-properties style:font-name="Liberation Sans" style:font-name-asian="Droid Sans Fallback" style:font-name-complex="Droid Sans Devanagari"/>
      <style:map style:condition="cell-content()!=[$Sheet1.$C$8]" style:apply-style-name="BAD" style:base-cell-address="Sheet1.Q8"/>
      <style:map style:condition="cell-content()=[$Sheet1.$C$8]" style:apply-style-name="OK" style:base-cell-address="Sheet1.Q8"/>
    </style:style>
    <style:style style:name="ce5" style:family="table-cell" style:parent-style-name="Default">
      <style:text-properties style:font-name="Liberation Sans" style:font-name-asian="Droid Sans Fallback" style:font-name-complex="Droid Sans Devanagari"/>
      <style:map style:condition="cell-content()=[$Sheet1.$C9]" style:apply-style-name="OK" style:base-cell-address="Sheet1.Q9"/>
      <style:map style:condition="cell-content()!=[$Sheet1.$C9]" style:apply-style-name="BAD" style:base-cell-address="Sheet1.Q9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1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8000000" calcext:value-type="float">
            <text:p>8000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Default" table:formula="of:=[.C2]/100*(100-[.D2])" office:value-type="float" office:value="7600000" calcext:value-type="float">
            <text:p>7600000</text:p>
          </table:table-cell>
          <table:table-cell table:style-name="Default" table:formula="of:=[.C2]/100*(100+[.D2])" office:value-type="float" office:value="8400000" calcext:value-type="float">
            <text:p>840000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style-name="Default" office:value-type="float" office:value="9600" calcext:value-type="float">
            <text:p>9600</text:p>
          </table:table-cell>
          <table:table-cell table:style-name="Default" office:value-type="float" office:value="19200" calcext:value-type="float">
            <text:p>19200</text:p>
          </table:table-cell>
          <table:table-cell table:style-name="Default" office:value-type="float" office:value="38400" calcext:value-type="float">
            <text:p>38400</text:p>
          </table:table-cell>
          <table:table-cell/>
          <table:table-cell office:value-type="string" calcext:value-type="string">
            <text:p>Sample Times</text:p>
          </table:table-cell>
          <table:table-cell table:number-columns-repeated="2" table:style-name="Default" office:value-type="float" office:value="9600" calcext:value-type="float">
            <text:p>9600</text:p>
          </table:table-cell>
          <table:table-cell table:number-columns-repeated="2" table:style-name="Default" office:value-type="float" office:value="19200" calcext:value-type="float">
            <text:p>19200</text:p>
          </table:table-cell>
          <table:table-cell table:number-columns-repeated="2" table:style-name="Default" office:value-type="float" office:value="38400" calcext:value-type="float">
            <text:p>38400</text:p>
          </table:table-cell>
          <table:table-cell/>
          <table:table-cell office:value-type="string" calcext:value-type="string">
            <text:p>Samples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2" office:value-type="float" office:value="19200" calcext:value-type="float">
            <text:p>19200</text:p>
          </table:table-cell>
          <table:table-cell table:number-columns-repeated="2" office:value-type="float" office:value="38400" calcext:value-type="float">
            <text:p>3840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/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table:formula="of:=FLOOR((FLOOR([.$C$2]/[.D5];1;0)/2);1;0)" office:value-type="float" office:value="416" calcext:value-type="float">
            <text:p>416</text:p>
          </table:table-cell>
          <table:table-cell table:style-name="Default" table:formula="of:=FLOOR((FLOOR([.$C$2]/[.E5];1;0)/2);1;0)" office:value-type="float" office:value="208" calcext:value-type="float">
            <text:p>208</text:p>
          </table:table-cell>
          <table:table-cell table:style-name="Default" table:formula="of:=FLOOR((FLOOR([.$C$2]/[.F5];1;0)/2);1;0)" office:value-type="float" office:value="104" calcext:value-type="float">
            <text:p>104</text:p>
          </table:table-cell>
          <table:table-cell table:number-columns-repeated="2"/>
          <table:table-cell table:formula="of:=FLOOR([.D8]*([.$C$2] / [.$I$2]);1;0)" office:value-type="float" office:value="437" calcext:value-type="float">
            <text:p>437</text:p>
          </table:table-cell>
          <table:table-cell table:formula="of:=FLOOR([.D8]*([.$C$2] / [.$J$2]);1;0)" office:value-type="float" office:value="396" calcext:value-type="float">
            <text:p>396</text:p>
          </table:table-cell>
          <table:table-cell table:formula="of:=FLOOR([.E8]*([.$C$2] / [.$I$2]);1;0)" office:value-type="float" office:value="218" calcext:value-type="float">
            <text:p>218</text:p>
          </table:table-cell>
          <table:table-cell table:formula="of:=FLOOR([.E8]*([.$C$2] / [.$J$2]);1;0)" office:value-type="float" office:value="198" calcext:value-type="float">
            <text:p>198</text:p>
          </table:table-cell>
          <table:table-cell table:formula="of:=FLOOR([.F8]*([.$C$2] / [.$I$2]);1;0)" office:value-type="float" office:value="109" calcext:value-type="float">
            <text:p>109</text:p>
          </table:table-cell>
          <table:table-cell table:formula="of:=FLOOR([.F8]*([.$C$2] / [.$J$2]);1;0)" office:value-type="float" office:value="99" calcext:value-type="float">
            <text:p>99</text:p>
          </table:table-cell>
          <table:table-cell table:number-columns-repeated="2"/>
          <table:table-cell table:style-name="ce2" table:formula="of:=IF([.I8] &gt; (([.D8]+[.D7])/2);[.$C8];[.$C7])" office:value-type="float" office:value="0" calcext:value-type="float">
            <text:p>0</text:p>
          </table:table-cell>
          <table:table-cell table:style-name="ce4" table:formula="of:=IF([.J8] &gt; (([.D8]+[.D7])/2);[.$C8];[.$C7])" office:value-type="float" office:value="0" calcext:value-type="float">
            <text:p>0</text:p>
          </table:table-cell>
          <table:table-cell table:style-name="ce4" table:formula="of:=IF([.K8] &gt; (([.E8]+[.E7])/2);[.$C8];[.$C7])" office:value-type="float" office:value="0" calcext:value-type="float">
            <text:p>0</text:p>
          </table:table-cell>
          <table:table-cell table:style-name="ce4" table:formula="of:=IF([.L8] &gt; (([.E8]+[.E7])/2);[.$C8];[.$C7])" office:value-type="float" office:value="0" calcext:value-type="float">
            <text:p>0</text:p>
          </table:table-cell>
          <table:table-cell table:style-name="ce4" table:formula="of:=IF([.M8] &gt; (([.F8]+[.F7])/2);[.$C8];[.$C7])" office:value-type="float" office:value="0" calcext:value-type="float">
            <text:p>0</text:p>
          </table:table-cell>
          <table:table-cell table:style-name="ce4" table:formula="of:=IF([.N8] &gt; (([.F8]+[.F7])/2);[.$C8];[.$C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LOOR([.$C$2]/[.$D$5];1;0)+[.D8]" office:value-type="float" office:value="1249" calcext:value-type="float">
            <text:p>1249</text:p>
          </table:table-cell>
          <table:table-cell table:formula="of:=FLOOR([.$C$2]/[.$E$5];1;0)+[.E8]" office:value-type="float" office:value="624" calcext:value-type="float">
            <text:p>624</text:p>
          </table:table-cell>
          <table:table-cell table:formula="of:=FLOOR([.$C$2]/[.$F$5];1;0)+[.F8]" office:value-type="float" office:value="312" calcext:value-type="float">
            <text:p>312</text:p>
          </table:table-cell>
          <table:table-cell table:number-columns-repeated="2"/>
          <table:table-cell table:formula="of:=FLOOR([.D9]*([.$C$2] / [.$I$2]);1;0)" office:value-type="float" office:value="1314" calcext:value-type="float">
            <text:p>1314</text:p>
          </table:table-cell>
          <table:table-cell table:formula="of:=FLOOR([.D9]*([.$C$2] / [.$J$2]);1;0)" office:value-type="float" office:value="1189" calcext:value-type="float">
            <text:p>1189</text:p>
          </table:table-cell>
          <table:table-cell table:formula="of:=FLOOR([.E9]*([.$C$2] / [.$I$2]);1;0)" office:value-type="float" office:value="656" calcext:value-type="float">
            <text:p>656</text:p>
          </table:table-cell>
          <table:table-cell table:formula="of:=FLOOR([.E9]*([.$C$2] / [.$J$2]);1;0)" office:value-type="float" office:value="594" calcext:value-type="float">
            <text:p>594</text:p>
          </table:table-cell>
          <table:table-cell table:formula="of:=FLOOR([.F9]*([.$C$2] / [.$I$2]);1;0)" office:value-type="float" office:value="328" calcext:value-type="float">
            <text:p>328</text:p>
          </table:table-cell>
          <table:table-cell table:formula="of:=FLOOR([.F9]*([.$C$2] / [.$J$2]);1;0)" office:value-type="float" office:value="297" calcext:value-type="float">
            <text:p>297</text:p>
          </table:table-cell>
          <table:table-cell table:number-columns-repeated="2"/>
          <table:table-cell table:style-name="ce3" table:formula="of:=IF([.I9] &gt; (([.D9]+[.D8])/2);[.$C9];[.$C8])" office:value-type="float" office:value="1" calcext:value-type="float">
            <text:p>1</text:p>
          </table:table-cell>
          <table:table-cell table:style-name="ce5" table:formula="of:=IF([.J9] &gt; (([.D9]+[.D8])/2);[.$C9];[.$C8])" office:value-type="float" office:value="1" calcext:value-type="float">
            <text:p>1</text:p>
          </table:table-cell>
          <table:table-cell table:style-name="ce5" table:formula="of:=IF([.K9] &gt; (([.E9]+[.E8])/2);[.$C9];[.$C8])" office:value-type="float" office:value="1" calcext:value-type="float">
            <text:p>1</text:p>
          </table:table-cell>
          <table:table-cell table:style-name="ce5" table:formula="of:=IF([.L9] &gt; (([.E9]+[.E8])/2);[.$C9];[.$C8])" office:value-type="float" office:value="1" calcext:value-type="float">
            <text:p>1</text:p>
          </table:table-cell>
          <table:table-cell table:style-name="ce5" table:formula="of:=IF([.M9] &gt; (([.F9]+[.F8])/2);[.$C9];[.$C8])" office:value-type="float" office:value="1" calcext:value-type="float">
            <text:p>1</text:p>
          </table:table-cell>
          <table:table-cell table:style-name="ce5" table:formula="of:=IF([.N9] &gt; (([.F9]+[.F8])/2);[.$C9];[.$C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FLOOR([.$C$2]/[.$D$5];1;0)+[.D9]" office:value-type="float" office:value="2082" calcext:value-type="float">
            <text:p>2082</text:p>
          </table:table-cell>
          <table:table-cell table:formula="of:=FLOOR([.$C$2]/[.$E$5];1;0)+[.E9]" office:value-type="float" office:value="1040" calcext:value-type="float">
            <text:p>1040</text:p>
          </table:table-cell>
          <table:table-cell table:formula="of:=FLOOR([.$C$2]/[.$F$5];1;0)+[.F9]" office:value-type="float" office:value="520" calcext:value-type="float">
            <text:p>520</text:p>
          </table:table-cell>
          <table:table-cell table:number-columns-repeated="2"/>
          <table:table-cell table:formula="of:=FLOOR([.D10]*([.$C$2] / [.$I$2]);1;0)" office:value-type="float" office:value="2191" calcext:value-type="float">
            <text:p>2191</text:p>
          </table:table-cell>
          <table:table-cell table:formula="of:=FLOOR([.D10]*([.$C$2] / [.$J$2]);1;0)" office:value-type="float" office:value="1982" calcext:value-type="float">
            <text:p>1982</text:p>
          </table:table-cell>
          <table:table-cell table:formula="of:=FLOOR([.E10]*([.$C$2] / [.$I$2]);1;0)" office:value-type="float" office:value="1094" calcext:value-type="float">
            <text:p>1094</text:p>
          </table:table-cell>
          <table:table-cell table:formula="of:=FLOOR([.E10]*([.$C$2] / [.$J$2]);1;0)" office:value-type="float" office:value="990" calcext:value-type="float">
            <text:p>990</text:p>
          </table:table-cell>
          <table:table-cell table:formula="of:=FLOOR([.F10]*([.$C$2] / [.$I$2]);1;0)" office:value-type="float" office:value="547" calcext:value-type="float">
            <text:p>547</text:p>
          </table:table-cell>
          <table:table-cell table:formula="of:=FLOOR([.F10]*([.$C$2] / [.$J$2]);1;0)" office:value-type="float" office:value="495" calcext:value-type="float">
            <text:p>495</text:p>
          </table:table-cell>
          <table:table-cell table:number-columns-repeated="2"/>
          <table:table-cell table:style-name="ce3" table:formula="of:=IF([.I10] &gt; (([.D10]+[.D9])/2);[.$C10];[.$C9])" office:value-type="float" office:value="0" calcext:value-type="float">
            <text:p>0</text:p>
          </table:table-cell>
          <table:table-cell table:style-name="ce5" table:formula="of:=IF([.J10] &gt; (([.D10]+[.D9])/2);[.$C10];[.$C9])" office:value-type="float" office:value="0" calcext:value-type="float">
            <text:p>0</text:p>
          </table:table-cell>
          <table:table-cell table:style-name="ce5" table:formula="of:=IF([.K10] &gt; (([.E10]+[.E9])/2);[.$C10];[.$C9])" office:value-type="float" office:value="0" calcext:value-type="float">
            <text:p>0</text:p>
          </table:table-cell>
          <table:table-cell table:style-name="ce5" table:formula="of:=IF([.L10] &gt; (([.E10]+[.E9])/2);[.$C10];[.$C9])" office:value-type="float" office:value="0" calcext:value-type="float">
            <text:p>0</text:p>
          </table:table-cell>
          <table:table-cell table:style-name="ce5" table:formula="of:=IF([.M10] &gt; (([.F10]+[.F9])/2);[.$C10];[.$C9])" office:value-type="float" office:value="0" calcext:value-type="float">
            <text:p>0</text:p>
          </table:table-cell>
          <table:table-cell table:style-name="ce5" table:formula="of:=IF([.N10] &gt; (([.F10]+[.F9])/2);[.$C10];[.$C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LOOR([.$C$2]/[.$D$5];1;0)+[.D10]" office:value-type="float" office:value="2915" calcext:value-type="float">
            <text:p>2915</text:p>
          </table:table-cell>
          <table:table-cell table:formula="of:=FLOOR([.$C$2]/[.$E$5];1;0)+[.E10]" office:value-type="float" office:value="1456" calcext:value-type="float">
            <text:p>1456</text:p>
          </table:table-cell>
          <table:table-cell table:formula="of:=FLOOR([.$C$2]/[.$F$5];1;0)+[.F10]" office:value-type="float" office:value="728" calcext:value-type="float">
            <text:p>728</text:p>
          </table:table-cell>
          <table:table-cell table:number-columns-repeated="2"/>
          <table:table-cell table:formula="of:=FLOOR([.D11]*([.$C$2] / [.$I$2]);1;0)" office:value-type="float" office:value="3068" calcext:value-type="float">
            <text:p>3068</text:p>
          </table:table-cell>
          <table:table-cell table:formula="of:=FLOOR([.D11]*([.$C$2] / [.$J$2]);1;0)" office:value-type="float" office:value="2776" calcext:value-type="float">
            <text:p>2776</text:p>
          </table:table-cell>
          <table:table-cell table:formula="of:=FLOOR([.E11]*([.$C$2] / [.$I$2]);1;0)" office:value-type="float" office:value="1532" calcext:value-type="float">
            <text:p>1532</text:p>
          </table:table-cell>
          <table:table-cell table:formula="of:=FLOOR([.E11]*([.$C$2] / [.$J$2]);1;0)" office:value-type="float" office:value="1386" calcext:value-type="float">
            <text:p>1386</text:p>
          </table:table-cell>
          <table:table-cell table:formula="of:=FLOOR([.F11]*([.$C$2] / [.$I$2]);1;0)" office:value-type="float" office:value="766" calcext:value-type="float">
            <text:p>766</text:p>
          </table:table-cell>
          <table:table-cell table:formula="of:=FLOOR([.F11]*([.$C$2] / [.$J$2]);1;0)" office:value-type="float" office:value="693" calcext:value-type="float">
            <text:p>693</text:p>
          </table:table-cell>
          <table:table-cell table:number-columns-repeated="2"/>
          <table:table-cell table:style-name="ce3" table:formula="of:=IF([.I11] &gt; (([.D11]+[.D10])/2);[.$C11];[.$C10])" office:value-type="float" office:value="1" calcext:value-type="float">
            <text:p>1</text:p>
          </table:table-cell>
          <table:table-cell table:style-name="ce5" table:formula="of:=IF([.J11] &gt; (([.D11]+[.D10])/2);[.$C11];[.$C10])" office:value-type="float" office:value="1" calcext:value-type="float">
            <text:p>1</text:p>
          </table:table-cell>
          <table:table-cell table:style-name="ce5" table:formula="of:=IF([.K11] &gt; (([.E11]+[.E10])/2);[.$C11];[.$C10])" office:value-type="float" office:value="1" calcext:value-type="float">
            <text:p>1</text:p>
          </table:table-cell>
          <table:table-cell table:style-name="ce5" table:formula="of:=IF([.L11] &gt; (([.E11]+[.E10])/2);[.$C11];[.$C10])" office:value-type="float" office:value="1" calcext:value-type="float">
            <text:p>1</text:p>
          </table:table-cell>
          <table:table-cell table:style-name="ce5" table:formula="of:=IF([.M11] &gt; (([.F11]+[.F10])/2);[.$C11];[.$C10])" office:value-type="float" office:value="1" calcext:value-type="float">
            <text:p>1</text:p>
          </table:table-cell>
          <table:table-cell table:style-name="ce5" table:formula="of:=IF([.N11] &gt; (([.F11]+[.F10])/2);[.$C11];[.$C1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FLOOR([.$C$2]/[.$D$5];1;0)+[.D11]" office:value-type="float" office:value="3748" calcext:value-type="float">
            <text:p>3748</text:p>
          </table:table-cell>
          <table:table-cell table:formula="of:=FLOOR([.$C$2]/[.$E$5];1;0)+[.E11]" office:value-type="float" office:value="1872" calcext:value-type="float">
            <text:p>1872</text:p>
          </table:table-cell>
          <table:table-cell table:formula="of:=FLOOR([.$C$2]/[.$F$5];1;0)+[.F11]" office:value-type="float" office:value="936" calcext:value-type="float">
            <text:p>936</text:p>
          </table:table-cell>
          <table:table-cell table:number-columns-repeated="2"/>
          <table:table-cell table:formula="of:=FLOOR([.D12]*([.$C$2] / [.$I$2]);1;0)" office:value-type="float" office:value="3945" calcext:value-type="float">
            <text:p>3945</text:p>
          </table:table-cell>
          <table:table-cell table:formula="of:=FLOOR([.D12]*([.$C$2] / [.$J$2]);1;0)" office:value-type="float" office:value="3569" calcext:value-type="float">
            <text:p>3569</text:p>
          </table:table-cell>
          <table:table-cell table:formula="of:=FLOOR([.E12]*([.$C$2] / [.$I$2]);1;0)" office:value-type="float" office:value="1970" calcext:value-type="float">
            <text:p>1970</text:p>
          </table:table-cell>
          <table:table-cell table:formula="of:=FLOOR([.E12]*([.$C$2] / [.$J$2]);1;0)" office:value-type="float" office:value="1782" calcext:value-type="float">
            <text:p>1782</text:p>
          </table:table-cell>
          <table:table-cell table:formula="of:=FLOOR([.F12]*([.$C$2] / [.$I$2]);1;0)" office:value-type="float" office:value="985" calcext:value-type="float">
            <text:p>985</text:p>
          </table:table-cell>
          <table:table-cell table:formula="of:=FLOOR([.F12]*([.$C$2] / [.$J$2]);1;0)" office:value-type="float" office:value="891" calcext:value-type="float">
            <text:p>891</text:p>
          </table:table-cell>
          <table:table-cell table:number-columns-repeated="2"/>
          <table:table-cell table:style-name="ce3" table:formula="of:=IF([.I12] &gt; (([.D12]+[.D11])/2);[.$C12];[.$C11])" office:value-type="float" office:value="0" calcext:value-type="float">
            <text:p>0</text:p>
          </table:table-cell>
          <table:table-cell table:style-name="ce5" table:formula="of:=IF([.J12] &gt; (([.D12]+[.D11])/2);[.$C12];[.$C11])" office:value-type="float" office:value="0" calcext:value-type="float">
            <text:p>0</text:p>
          </table:table-cell>
          <table:table-cell table:style-name="ce5" table:formula="of:=IF([.K12] &gt; (([.E12]+[.E11])/2);[.$C12];[.$C11])" office:value-type="float" office:value="0" calcext:value-type="float">
            <text:p>0</text:p>
          </table:table-cell>
          <table:table-cell table:style-name="ce5" table:formula="of:=IF([.L12] &gt; (([.E12]+[.E11])/2);[.$C12];[.$C11])" office:value-type="float" office:value="0" calcext:value-type="float">
            <text:p>0</text:p>
          </table:table-cell>
          <table:table-cell table:style-name="ce5" table:formula="of:=IF([.M12] &gt; (([.F12]+[.F11])/2);[.$C12];[.$C11])" office:value-type="float" office:value="0" calcext:value-type="float">
            <text:p>0</text:p>
          </table:table-cell>
          <table:table-cell table:style-name="ce5" table:formula="of:=IF([.N12] &gt; (([.F12]+[.F11])/2);[.$C12];[.$C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LOOR([.$C$2]/[.$D$5];1;0)+[.D12]" office:value-type="float" office:value="4581" calcext:value-type="float">
            <text:p>4581</text:p>
          </table:table-cell>
          <table:table-cell table:formula="of:=FLOOR([.$C$2]/[.$E$5];1;0)+[.E12]" office:value-type="float" office:value="2288" calcext:value-type="float">
            <text:p>2288</text:p>
          </table:table-cell>
          <table:table-cell table:formula="of:=FLOOR([.$C$2]/[.$F$5];1;0)+[.F12]" office:value-type="float" office:value="1144" calcext:value-type="float">
            <text:p>1144</text:p>
          </table:table-cell>
          <table:table-cell table:number-columns-repeated="2"/>
          <table:table-cell table:formula="of:=FLOOR([.D13]*([.$C$2] / [.$I$2]);1;0)" office:value-type="float" office:value="4822" calcext:value-type="float">
            <text:p>4822</text:p>
          </table:table-cell>
          <table:table-cell table:formula="of:=FLOOR([.D13]*([.$C$2] / [.$J$2]);1;0)" office:value-type="float" office:value="4362" calcext:value-type="float">
            <text:p>4362</text:p>
          </table:table-cell>
          <table:table-cell table:formula="of:=FLOOR([.E13]*([.$C$2] / [.$I$2]);1;0)" office:value-type="float" office:value="2408" calcext:value-type="float">
            <text:p>2408</text:p>
          </table:table-cell>
          <table:table-cell table:formula="of:=FLOOR([.E13]*([.$C$2] / [.$J$2]);1;0)" office:value-type="float" office:value="2179" calcext:value-type="float">
            <text:p>2179</text:p>
          </table:table-cell>
          <table:table-cell table:formula="of:=FLOOR([.F13]*([.$C$2] / [.$I$2]);1;0)" office:value-type="float" office:value="1204" calcext:value-type="float">
            <text:p>1204</text:p>
          </table:table-cell>
          <table:table-cell table:formula="of:=FLOOR([.F13]*([.$C$2] / [.$J$2]);1;0)" office:value-type="float" office:value="1089" calcext:value-type="float">
            <text:p>1089</text:p>
          </table:table-cell>
          <table:table-cell table:number-columns-repeated="2"/>
          <table:table-cell table:style-name="ce3" table:formula="of:=IF([.I13] &gt; (([.D13]+[.D12])/2);[.$C13];[.$C12])" office:value-type="float" office:value="1" calcext:value-type="float">
            <text:p>1</text:p>
          </table:table-cell>
          <table:table-cell table:style-name="ce5" table:formula="of:=IF([.J13] &gt; (([.D13]+[.D12])/2);[.$C13];[.$C12])" office:value-type="float" office:value="1" calcext:value-type="float">
            <text:p>1</text:p>
          </table:table-cell>
          <table:table-cell table:style-name="ce5" table:formula="of:=IF([.K13] &gt; (([.E13]+[.E12])/2);[.$C13];[.$C12])" office:value-type="float" office:value="1" calcext:value-type="float">
            <text:p>1</text:p>
          </table:table-cell>
          <table:table-cell table:style-name="ce5" table:formula="of:=IF([.L13] &gt; (([.E13]+[.E12])/2);[.$C13];[.$C12])" office:value-type="float" office:value="1" calcext:value-type="float">
            <text:p>1</text:p>
          </table:table-cell>
          <table:table-cell table:style-name="ce5" table:formula="of:=IF([.M13] &gt; (([.F13]+[.F12])/2);[.$C13];[.$C12])" office:value-type="float" office:value="1" calcext:value-type="float">
            <text:p>1</text:p>
          </table:table-cell>
          <table:table-cell table:style-name="ce5" table:formula="of:=IF([.N13] &gt; (([.F13]+[.F12])/2);[.$C13];[.$C1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FLOOR([.$C$2]/[.$D$5];1;0)+[.D13]" office:value-type="float" office:value="5414" calcext:value-type="float">
            <text:p>5414</text:p>
          </table:table-cell>
          <table:table-cell table:formula="of:=FLOOR([.$C$2]/[.$E$5];1;0)+[.E13]" office:value-type="float" office:value="2704" calcext:value-type="float">
            <text:p>2704</text:p>
          </table:table-cell>
          <table:table-cell table:formula="of:=FLOOR([.$C$2]/[.$F$5];1;0)+[.F13]" office:value-type="float" office:value="1352" calcext:value-type="float">
            <text:p>1352</text:p>
          </table:table-cell>
          <table:table-cell table:number-columns-repeated="2"/>
          <table:table-cell table:formula="of:=FLOOR([.D14]*([.$C$2] / [.$I$2]);1;0)" office:value-type="float" office:value="5698" calcext:value-type="float">
            <text:p>5698</text:p>
          </table:table-cell>
          <table:table-cell table:formula="of:=FLOOR([.D14]*([.$C$2] / [.$J$2]);1;0)" office:value-type="float" office:value="5156" calcext:value-type="float">
            <text:p>5156</text:p>
          </table:table-cell>
          <table:table-cell table:formula="of:=FLOOR([.E14]*([.$C$2] / [.$I$2]);1;0)" office:value-type="float" office:value="2846" calcext:value-type="float">
            <text:p>2846</text:p>
          </table:table-cell>
          <table:table-cell table:formula="of:=FLOOR([.E14]*([.$C$2] / [.$J$2]);1;0)" office:value-type="float" office:value="2575" calcext:value-type="float">
            <text:p>2575</text:p>
          </table:table-cell>
          <table:table-cell table:formula="of:=FLOOR([.F14]*([.$C$2] / [.$I$2]);1;0)" office:value-type="float" office:value="1423" calcext:value-type="float">
            <text:p>1423</text:p>
          </table:table-cell>
          <table:table-cell table:formula="of:=FLOOR([.F14]*([.$C$2] / [.$J$2]);1;0)" office:value-type="float" office:value="1287" calcext:value-type="float">
            <text:p>1287</text:p>
          </table:table-cell>
          <table:table-cell table:number-columns-repeated="2"/>
          <table:table-cell table:style-name="ce3" table:formula="of:=IF([.I14] &gt; (([.D14]+[.D13])/2);[.$C14];[.$C13])" office:value-type="float" office:value="0" calcext:value-type="float">
            <text:p>0</text:p>
          </table:table-cell>
          <table:table-cell table:style-name="ce5" table:formula="of:=IF([.J14] &gt; (([.D14]+[.D13])/2);[.$C14];[.$C13])" office:value-type="float" office:value="0" calcext:value-type="float">
            <text:p>0</text:p>
          </table:table-cell>
          <table:table-cell table:style-name="ce5" table:formula="of:=IF([.K14] &gt; (([.E14]+[.E13])/2);[.$C14];[.$C13])" office:value-type="float" office:value="0" calcext:value-type="float">
            <text:p>0</text:p>
          </table:table-cell>
          <table:table-cell table:style-name="ce5" table:formula="of:=IF([.L14] &gt; (([.E14]+[.E13])/2);[.$C14];[.$C13])" office:value-type="float" office:value="0" calcext:value-type="float">
            <text:p>0</text:p>
          </table:table-cell>
          <table:table-cell table:style-name="ce5" table:formula="of:=IF([.M14] &gt; (([.F14]+[.F13])/2);[.$C14];[.$C13])" office:value-type="float" office:value="0" calcext:value-type="float">
            <text:p>0</text:p>
          </table:table-cell>
          <table:table-cell table:style-name="ce5" table:formula="of:=IF([.N14] &gt; (([.F14]+[.F13])/2);[.$C14];[.$C1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LOOR([.$C$2]/[.$D$5];1;0)+[.D14]" office:value-type="float" office:value="6247" calcext:value-type="float">
            <text:p>6247</text:p>
          </table:table-cell>
          <table:table-cell table:formula="of:=FLOOR([.$C$2]/[.$E$5];1;0)+[.E14]" office:value-type="float" office:value="3120" calcext:value-type="float">
            <text:p>3120</text:p>
          </table:table-cell>
          <table:table-cell table:formula="of:=FLOOR([.$C$2]/[.$F$5];1;0)+[.F14]" office:value-type="float" office:value="1560" calcext:value-type="float">
            <text:p>1560</text:p>
          </table:table-cell>
          <table:table-cell table:number-columns-repeated="2"/>
          <table:table-cell table:formula="of:=FLOOR([.D15]*([.$C$2] / [.$I$2]);1;0)" office:value-type="float" office:value="6575" calcext:value-type="float">
            <text:p>6575</text:p>
          </table:table-cell>
          <table:table-cell table:formula="of:=FLOOR([.D15]*([.$C$2] / [.$J$2]);1;0)" office:value-type="float" office:value="5949" calcext:value-type="float">
            <text:p>5949</text:p>
          </table:table-cell>
          <table:table-cell table:formula="of:=FLOOR([.E15]*([.$C$2] / [.$I$2]);1;0)" office:value-type="float" office:value="3284" calcext:value-type="float">
            <text:p>3284</text:p>
          </table:table-cell>
          <table:table-cell table:formula="of:=FLOOR([.E15]*([.$C$2] / [.$J$2]);1;0)" office:value-type="float" office:value="2971" calcext:value-type="float">
            <text:p>2971</text:p>
          </table:table-cell>
          <table:table-cell table:formula="of:=FLOOR([.F15]*([.$C$2] / [.$I$2]);1;0)" office:value-type="float" office:value="1642" calcext:value-type="float">
            <text:p>1642</text:p>
          </table:table-cell>
          <table:table-cell table:formula="of:=FLOOR([.F15]*([.$C$2] / [.$J$2]);1;0)" office:value-type="float" office:value="1485" calcext:value-type="float">
            <text:p>1485</text:p>
          </table:table-cell>
          <table:table-cell table:number-columns-repeated="2"/>
          <table:table-cell table:style-name="ce3" table:formula="of:=IF([.I15] &gt; (([.D15]+[.D14])/2);[.$C15];[.$C14])" office:value-type="float" office:value="1" calcext:value-type="float">
            <text:p>1</text:p>
          </table:table-cell>
          <table:table-cell table:style-name="ce5" table:formula="of:=IF([.J15] &gt; (([.D15]+[.D14])/2);[.$C15];[.$C14])" office:value-type="float" office:value="1" calcext:value-type="float">
            <text:p>1</text:p>
          </table:table-cell>
          <table:table-cell table:style-name="ce5" table:formula="of:=IF([.K15] &gt; (([.E15]+[.E14])/2);[.$C15];[.$C14])" office:value-type="float" office:value="1" calcext:value-type="float">
            <text:p>1</text:p>
          </table:table-cell>
          <table:table-cell table:style-name="ce5" table:formula="of:=IF([.L15] &gt; (([.E15]+[.E14])/2);[.$C15];[.$C14])" office:value-type="float" office:value="1" calcext:value-type="float">
            <text:p>1</text:p>
          </table:table-cell>
          <table:table-cell table:style-name="ce5" table:formula="of:=IF([.M15] &gt; (([.F15]+[.F14])/2);[.$C15];[.$C14])" office:value-type="float" office:value="1" calcext:value-type="float">
            <text:p>1</text:p>
          </table:table-cell>
          <table:table-cell table:style-name="ce5" table:formula="of:=IF([.N15] &gt; (([.F15]+[.F14])/2);[.$C15];[.$C1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FLOOR([.$C$2]/[.$D$5];1;0)+[.D15]" office:value-type="float" office:value="7080" calcext:value-type="float">
            <text:p>7080</text:p>
          </table:table-cell>
          <table:table-cell table:formula="of:=FLOOR([.$C$2]/[.$E$5];1;0)+[.E15]" office:value-type="float" office:value="3536" calcext:value-type="float">
            <text:p>3536</text:p>
          </table:table-cell>
          <table:table-cell table:formula="of:=FLOOR([.$C$2]/[.$F$5];1;0)+[.F15]" office:value-type="float" office:value="1768" calcext:value-type="float">
            <text:p>1768</text:p>
          </table:table-cell>
          <table:table-cell table:number-columns-repeated="2"/>
          <table:table-cell table:formula="of:=FLOOR([.D16]*([.$C$2] / [.$I$2]);1;0)" office:value-type="float" office:value="7452" calcext:value-type="float">
            <text:p>7452</text:p>
          </table:table-cell>
          <table:table-cell table:formula="of:=FLOOR([.D16]*([.$C$2] / [.$J$2]);1;0)" office:value-type="float" office:value="6742" calcext:value-type="float">
            <text:p>6742</text:p>
          </table:table-cell>
          <table:table-cell table:formula="of:=FLOOR([.E16]*([.$C$2] / [.$I$2]);1;0)" office:value-type="float" office:value="3722" calcext:value-type="float">
            <text:p>3722</text:p>
          </table:table-cell>
          <table:table-cell table:formula="of:=FLOOR([.E16]*([.$C$2] / [.$J$2]);1;0)" office:value-type="float" office:value="3367" calcext:value-type="float">
            <text:p>3367</text:p>
          </table:table-cell>
          <table:table-cell table:formula="of:=FLOOR([.F16]*([.$C$2] / [.$I$2]);1;0)" office:value-type="float" office:value="1861" calcext:value-type="float">
            <text:p>1861</text:p>
          </table:table-cell>
          <table:table-cell table:formula="of:=FLOOR([.F16]*([.$C$2] / [.$J$2]);1;0)" office:value-type="float" office:value="1683" calcext:value-type="float">
            <text:p>1683</text:p>
          </table:table-cell>
          <table:table-cell table:number-columns-repeated="2"/>
          <table:table-cell table:style-name="ce3" table:formula="of:=IF([.I16] &gt; (([.D16]+[.D15])/2);[.$C16];[.$C15])" office:value-type="float" office:value="0" calcext:value-type="float">
            <text:p>0</text:p>
          </table:table-cell>
          <table:table-cell table:style-name="ce5" table:formula="of:=IF([.J16] &gt; (([.D16]+[.D15])/2);[.$C16];[.$C15])" office:value-type="float" office:value="0" calcext:value-type="float">
            <text:p>0</text:p>
          </table:table-cell>
          <table:table-cell table:style-name="ce5" table:formula="of:=IF([.K16] &gt; (([.E16]+[.E15])/2);[.$C16];[.$C15])" office:value-type="float" office:value="0" calcext:value-type="float">
            <text:p>0</text:p>
          </table:table-cell>
          <table:table-cell table:style-name="ce5" table:formula="of:=IF([.L16] &gt; (([.E16]+[.E15])/2);[.$C16];[.$C15])" office:value-type="float" office:value="0" calcext:value-type="float">
            <text:p>0</text:p>
          </table:table-cell>
          <table:table-cell table:style-name="ce5" table:formula="of:=IF([.M16] &gt; (([.F16]+[.F15])/2);[.$C16];[.$C15])" office:value-type="float" office:value="0" calcext:value-type="float">
            <text:p>0</text:p>
          </table:table-cell>
          <table:table-cell table:style-name="ce5" table:formula="of:=IF([.N16] &gt; (([.F16]+[.F15])/2);[.$C16];[.$C1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FLOOR([.$C$2]/[.$D$5];1;0)+[.D16]" office:value-type="float" office:value="7913" calcext:value-type="float">
            <text:p>7913</text:p>
          </table:table-cell>
          <table:table-cell table:formula="of:=FLOOR([.$C$2]/[.$E$5];1;0)+[.E16]" office:value-type="float" office:value="3952" calcext:value-type="float">
            <text:p>3952</text:p>
          </table:table-cell>
          <table:table-cell table:formula="of:=FLOOR([.$C$2]/[.$F$5];1;0)+[.F16]" office:value-type="float" office:value="1976" calcext:value-type="float">
            <text:p>1976</text:p>
          </table:table-cell>
          <table:table-cell table:number-columns-repeated="2"/>
          <table:table-cell table:formula="of:=FLOOR([.D17]*([.$C$2] / [.$I$2]);1;0)" office:value-type="float" office:value="8329" calcext:value-type="float">
            <text:p>8329</text:p>
          </table:table-cell>
          <table:table-cell table:formula="of:=FLOOR([.D17]*([.$C$2] / [.$J$2]);1;0)" office:value-type="float" office:value="7536" calcext:value-type="float">
            <text:p>7536</text:p>
          </table:table-cell>
          <table:table-cell table:formula="of:=FLOOR([.E17]*([.$C$2] / [.$I$2]);1;0)" office:value-type="float" office:value="4160" calcext:value-type="float">
            <text:p>4160</text:p>
          </table:table-cell>
          <table:table-cell table:formula="of:=FLOOR([.E17]*([.$C$2] / [.$J$2]);1;0)" office:value-type="float" office:value="3763" calcext:value-type="float">
            <text:p>3763</text:p>
          </table:table-cell>
          <table:table-cell table:formula="of:=FLOOR([.F17]*([.$C$2] / [.$I$2]);1;0)" office:value-type="float" office:value="2080" calcext:value-type="float">
            <text:p>2080</text:p>
          </table:table-cell>
          <table:table-cell table:formula="of:=FLOOR([.F17]*([.$C$2] / [.$J$2]);1;0)" office:value-type="float" office:value="1881" calcext:value-type="float">
            <text:p>1881</text:p>
          </table:table-cell>
          <table:table-cell table:number-columns-repeated="2"/>
          <table:table-cell table:style-name="ce3" table:formula="of:=IF([.I17] &gt; (([.D17]+[.D16])/2);[.$C17];[.$C16])" office:value-type="float" office:value="1" calcext:value-type="float">
            <text:p>1</text:p>
          </table:table-cell>
          <table:table-cell table:style-name="ce5" table:formula="of:=IF([.J17] &gt; (([.D17]+[.D16])/2);[.$C17];[.$C16])" office:value-type="float" office:value="1" calcext:value-type="float">
            <text:p>1</text:p>
          </table:table-cell>
          <table:table-cell table:style-name="ce5" table:formula="of:=IF([.K17] &gt; (([.E17]+[.E16])/2);[.$C17];[.$C16])" office:value-type="float" office:value="1" calcext:value-type="float">
            <text:p>1</text:p>
          </table:table-cell>
          <table:table-cell table:style-name="ce5" table:formula="of:=IF([.L17] &gt; (([.E17]+[.E16])/2);[.$C17];[.$C16])" office:value-type="float" office:value="1" calcext:value-type="float">
            <text:p>1</text:p>
          </table:table-cell>
          <table:table-cell table:style-name="ce5" table:formula="of:=IF([.M17] &gt; (([.F17]+[.F16])/2);[.$C17];[.$C16])" office:value-type="float" office:value="1" calcext:value-type="float">
            <text:p>1</text:p>
          </table:table-cell>
          <table:table-cell table:style-name="ce5" table:formula="of:=IF([.N17] &gt; (([.F17]+[.F16])/2);[.$C17];[.$C16])" office:value-type="float" office:value="1" calcext:value-type="float">
            <text:p>1</text:p>
          </table:table-cell>
        </table:table-row>
        <table:table-row table:style-name="ro1" table:number-rows-repeated="17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Sheet1.Q8:Sheet1.V8">
            <calcext:condition calcext:apply-style-name="BAD" calcext:value="!=[$Sheet1.$C$8]" calcext:base-cell-address="Sheet1.Q8"/>
            <calcext:condition calcext:apply-style-name="OK" calcext:value="=[$Sheet1.$C$8]" calcext:base-cell-address="Sheet1.Q8"/>
          </calcext:conditional-format>
          <calcext:conditional-format calcext:target-range-address="Sheet1.Q9:Sheet1.V17">
            <calcext:condition calcext:apply-style-name="OK" calcext:value="=[$Sheet1.$C9]" calcext:base-cell-address="Sheet1.Q9"/>
            <calcext:condition calcext:apply-style-name="BAD" calcext:value="!=[$Sheet1.$C9]" calcext:base-cell-address="Sheet1.Q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9ff99"/>
    </style:style>
    <style:style style:name="BAD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09:40:03.370897093</meta:creation-date>
    <dc:date>2015-03-03T15:27:36.437029948</dc:date>
    <meta:editing-duration>PT5H16M30S</meta:editing-duration>
    <meta:editing-cycles>2</meta:editing-cycles>
    <meta:generator>LibreOffice/4.3.5.2.0$Linux_X86_64 LibreOffice_project/430m0$Build-2</meta:generator>
    <meta:document-statistic meta:table-count="1" meta:cell-count="205" meta:object-count="0"/>
  </office:meta>
</office:document-meta>
</file>